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7.536cm" fo:min-width="13.94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7.536cm" fo:min-width="23.127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2.644cm" fo:min-width="7.294cm" fo:padding-top="0.152cm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1.755cm" fo:min-width="7.675cm" fo:padding-top="0.152cm"/>
    </style:style>
    <style:style style:name="gr5" style:family="graphic" style:parent-style-name="standard">
      <style:graphic-properties draw:fill-color="#0084d1" draw:textarea-horizontal-align="justify" draw:textarea-vertical-align="middle" draw:auto-grow-height="false" fo:min-height="1.374cm" fo:min-width="5.088cm" fo:padding-top="0.152cm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fill-color="#0084d1" draw:textarea-vertical-align="middle" fo:padding-top="-1.27cm"/>
    </style:style>
    <style:style style:name="gr7" style:family="graphic" style:parent-style-name="objectwithoutfill">
      <style:graphic-properties draw:marker-end="Arrow" draw:marker-end-width="0.3cm" draw:fill="none" draw:fill-color="#0084d1" draw:textarea-vertical-align="middle" fo:padding-top="-1.168cm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2.644cm" fo:min-width="7.294cm" fo:padding-top="0.152cm" fo:wrap-option="wrap"/>
    </style:style>
    <style:style style:name="gr9" style:family="graphic" style:parent-style-name="objectwithoutfill">
      <style:graphic-properties draw:marker-end="Arrow" draw:marker-end-width="0.3cm" draw:fill="none" draw:fill-color="#0084d1" draw:textarea-vertical-align="middle" fo:padding-top="0.127cm"/>
    </style:style>
    <style:style style:name="gr10" style:family="graphic" style:parent-style-name="standard">
      <style:graphic-properties draw:fill-color="#ccffcc" draw:textarea-horizontal-align="justify" draw:textarea-vertical-align="middle" draw:auto-grow-height="false" fo:min-height="3.05cm" fo:min-width="5.215cm" fo:padding-top="0.127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3.05cm" fo:min-width="5.215cm" fo:padding-top="0.127cm"/>
    </style:style>
    <style:style style:name="gr12" style:family="graphic" style:parent-style-name="standard">
      <style:graphic-properties draw:fill-color="#0084d1" draw:textarea-horizontal-align="justify" draw:textarea-vertical-align="middle" draw:auto-grow-height="false" fo:min-height="2.669cm" fo:min-width="7.501cm" fo:padding-top="0.127cm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fill-color="#0084d1" draw:textarea-vertical-align="middle" fo:padding-top="0.12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75cm"/>
    </style:style>
    <style:style style:name="gr16" style:family="graphic" style:parent-style-name="standard">
      <style:graphic-properties draw:stroke="none" svg:stroke-color="#000000" draw:fill="none" draw:fill-color="#ffffff" fo:min-height="0.738cm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 fo:min-height="1.755cm" fo:min-width="6.469cm" fo:padding-top="0.152cm"/>
    </style:style>
    <style:style style:name="gr18" style:family="graphic" style:parent-style-name="standard">
      <style:graphic-properties draw:stroke="none" svg:stroke-color="#000000" draw:fill="none" draw:fill-color="#ffffff" fo:min-height="0.3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="none" draw:fill-color="#0084d1"/>
      <style:paragraph-properties fo:text-align="center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d32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4.44cm" svg:height="28.829cm" svg:x="2.43cm" svg:y="3.388cm">
            <text:p text:style-name="P1">User Threa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3.627cm" svg:height="28.829cm" draw:transform="skewX (0.00226892802759263) rotate (0.00191986217719376) translate (24.744cm 3.388cm)">
            <draw:glue-point draw:id="4" svg:x="-0.059cm" svg:y="-3.902cm"/>
            <draw:glue-point draw:id="5" svg:x="-3.112cm" svg:y="-2.524cm"/>
            <text:p text:style-name="P1">hlCANopen Thread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3" draw:id="id3" draw:layer="layout" svg:width="7.794cm" svg:height="2.921cm" svg:x="34.984cm" svg:y="11.993cm">
            <draw:glue-point draw:id="4" svg:x="-4.939cm" svg:y="-2.283cm"/>
            <draw:glue-point draw:id="5" svg:x="-4.776cm" svg:y="2.064cm"/>
            <text:p text:style-name="P1">Read new msgs </text:p>
            <text:p text:style-name="P1">from Can Devi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2" draw:id="id2" draw:layer="layout" svg:width="8.175cm" svg:height="3.048cm" svg:x="34.777cm" svg:y="6.532cm">
            <draw:glue-point draw:id="4" svg:x="-4.688cm" svg:y="4.685cm"/>
            <draw:glue-point draw:id="5" svg:x="-4.993cm" svg:y="2.683cm"/>
            <text:p text:style-name="P1">Initialize new </text:p>
            <text:p text:style-name="P1">CAN read/write if an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xml:id="id1" draw:id="id1" draw:layer="layout" svg:width="5.588cm" svg:height="1.651cm" svg:x="10.012cm" svg:y="7.198cm">
            <text:p text:style-name="P1">Begin Read/Writ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svg:x1="15.6cm" svg:y1="8.023cm" svg:x2="34.777cm" svg:y2="8.056cm" draw:start-shape="id1" draw:start-glue-point="1" draw:end-shape="id2" draw:end-glue-point="3" svg:d="M15600 8023h9588v33h9589" svg:viewBox="0 0 19178 34">
            <text:p text:style-name="P1"/>
            <text:p text:style-name="P1"/>
          </draw:connector>
          <draw:connector draw:style-name="gr7" draw:text-style-name="P4" draw:layer="layout" draw:type="line" svg:x1="38.864cm" svg:y1="9.58cm" svg:x2="38.881cm" svg:y2="11.993cm" draw:start-shape="id2" draw:start-glue-point="2" draw:end-shape="id3" draw:end-glue-point="0" svg:d="M38864 9580l17 2413" svg:viewBox="0 0 18 2414">
            <text:p/>
          </draw:connector>
          <draw:custom-shape draw:style-name="gr8" draw:text-style-name="P3" xml:id="id4" draw:id="id4" draw:layer="layout" svg:width="7.794cm" svg:height="2.921cm" svg:x="35.031cm" svg:y="16.692cm">
            <text:p text:style-name="P1">Dispatch message to the right coroutin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4" draw:layer="layout" draw:type="line" svg:x1="38.881cm" svg:y1="14.914cm" svg:x2="38.928cm" svg:y2="16.692cm" draw:start-shape="id3" draw:start-glue-point="2" draw:end-shape="id4" draw:end-glue-point="0" svg:d="M38881 14914l47 1778" svg:viewBox="0 0 48 1779">
            <text:p/>
          </draw:connector>
          <draw:custom-shape draw:style-name="gr10" draw:text-style-name="P5" xml:id="id12" draw:id="id12" draw:layer="layout" svg:width="5.715cm" svg:height="3.302cm" svg:x="25.887cm" svg:y="21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5.715cm" svg:height="3.302cm" svg:x="26.395cm" svg:y="21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xml:id="id11" draw:id="id11" draw:layer="layout" svg:width="5.715cm" svg:height="3.302cm" svg:x="26.903cm" svg:y="22.057cm">
            <text:p text:style-name="P1">coroutin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5" draw:id="id5" draw:layer="layout" svg:width="7.794cm" svg:height="2.921cm" svg:x="35.031cm" svg:y="21.264cm">
            <text:p text:style-name="P1">Update coroutin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4" draw:layer="layout" svg:x1="38.928cm" svg:y1="19.613cm" svg:x2="38.928cm" svg:y2="21.264cm" draw:start-shape="id4" draw:start-glue-point="2" draw:end-shape="id5" svg:d="M38928 19613v1651" svg:viewBox="0 0 1 1652">
            <text:p/>
          </draw:connector>
          <draw:custom-shape draw:style-name="gr12" draw:text-style-name="P3" xml:id="id6" draw:id="id6" draw:layer="layout" svg:width="8.001cm" svg:height="2.921cm" svg:x="34.904cm" svg:y="25.613cm">
            <text:p text:style-name="P1">Check for finished</text:p>
            <text:p text:style-name="P1"><text:s/>request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4" draw:layer="layout" svg:x1="38.928cm" svg:y1="24.185cm" svg:x2="38.904cm" svg:y2="25.613cm" draw:start-shape="id5" draw:start-glue-point="2" draw:end-shape="id6" draw:end-glue-point="0" svg:d="M38928 24185v713h-24v715" svg:viewBox="0 0 25 1429">
            <text:p/>
          </draw:connector>
          <draw:connector draw:style-name="gr13" draw:text-style-name="P4" draw:layer="layout" svg:x1="34.904cm" svg:y1="27.073cm" svg:x2="15.6cm" svg:y2="27.073cm" draw:start-shape="id6" draw:start-glue-point="3" draw:end-shape="id7" svg:d="M34904 27073h-19304" svg:viewBox="0 0 19305 1">
            <text:p text:style-name="P1"/>
          </draw:connector>
          <draw:custom-shape draw:style-name="gr5" draw:text-style-name="P3" xml:id="id8" draw:id="id8" draw:layer="layout" svg:width="5.588cm" svg:height="1.651cm" svg:x="10.012cm" svg:y="16.977cm">
            <text:p text:style-name="P1">Work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xml:id="id7" draw:id="id7" draw:layer="layout" svg:width="5.588cm" svg:height="1.651cm" svg:x="10.012cm" svg:y="26.248cm">
            <text:p text:style-name="P1">Wait for futur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4" draw:layer="layout" svg:x1="12.806cm" svg:y1="8.849cm" svg:x2="12.806cm" svg:y2="16.977cm" draw:start-shape="id1" draw:start-glue-point="2" draw:end-shape="id8" draw:end-glue-point="0" svg:d="M12806 8849v8128" svg:viewBox="0 0 1 8129">
            <text:p/>
          </draw:connector>
          <draw:connector draw:style-name="gr9" draw:text-style-name="P4" draw:layer="layout" svg:x1="12.806cm" svg:y1="18.628cm" svg:x2="12.806cm" svg:y2="26.248cm" draw:start-shape="id8" draw:start-glue-point="2" draw:end-shape="id7" draw:end-glue-point="0" svg:d="M12806 18628v7620" svg:viewBox="0 0 1 7621">
            <text:p/>
          </draw:connector>
          <draw:connector draw:style-name="gr14" draw:text-style-name="P6" draw:layer="layout" draw:type="curve" draw:line-skew="1.787cm 3.898cm -1.152cm" svg:x1="38.904cm" svg:y1="28.534cm" svg:x2="38.864cm" svg:y2="6.532cm" draw:start-shape="id6" draw:start-glue-point="2" draw:end-shape="id2" draw:end-glue-point="0" svg:d="M38904 28534c0 3430 8446 2287 8446-10684s-8486-13797-8486-11318" svg:viewBox="0 0 8487 24772">
            <text:p/>
          </draw:connector>
          <draw:frame draw:style-name="gr15" draw:text-style-name="P7" draw:layer="layout" svg:width="14.986cm" svg:height="2.768cm" svg:x="13.314cm" svg:y="5.039cm">
            <draw:text-box>
              <text:p text:style-name="P1">Ask to start request, </text:p>
              <text:p text:style-name="P1"><text:s/>receives a Future</text:p>
            </draw:text-box>
          </draw:frame>
          <draw:frame draw:style-name="gr16" draw:text-style-name="P8" draw:layer="layout" svg:width="9.652cm" svg:height="2.031cm" svg:x="18.013cm" svg:y="24.47cm">
            <draw:text-box>
              <text:p>Fullfill Promise</text:p>
            </draw:text-box>
          </draw:frame>
          <draw:custom-shape draw:style-name="gr5" draw:text-style-name="P3" xml:id="id9" draw:id="id9" draw:layer="layout" svg:width="5.588cm" svg:height="1.651cm" svg:x="10.012cm" svg:y="28.915cm">
            <text:p text:style-name="P1">Execute future</text:p>
            <text:p text:style-name="P1">Callback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6" draw:layer="layout" draw:type="curve" svg:x1="12.806cm" svg:y1="27.899cm" svg:x2="12.806cm" svg:y2="28.915cm" draw:start-shape="id7" draw:start-glue-point="2" draw:end-shape="id9" draw:end-glue-point="0" svg:d="M12806 27899v1016" svg:viewBox="0 0 1 1017">
            <text:p/>
          </draw:connector>
          <draw:connector draw:style-name="gr14" draw:text-style-name="P6" draw:layer="layout" draw:type="curve" draw:line-skew="0.899cm -6.103cm -0.896cm" svg:x1="12.806cm" svg:y1="30.566cm" svg:x2="12.806cm" svg:y2="7.198cm" draw:start-shape="id9" draw:start-glue-point="2" draw:end-shape="id1" draw:end-glue-point="0" svg:d="M12806 30566c0 2098-9398 1400-9398-11683 0-13082 9398-13782 9398-11685" svg:viewBox="0 0 9399 25170">
            <text:p/>
          </draw:connector>
          <draw:connector draw:style-name="gr14" draw:text-style-name="P6" draw:layer="layout" svg:x1="35.032cm" svg:y1="9.483cm" svg:x2="30.408cm" svg:y2="11.668cm" draw:start-shape="id2" draw:start-glue-point="4" draw:end-shape="id10" draw:end-glue-point="0" svg:d="M35032 9483v1141h-4624v1044" svg:viewBox="0 0 4625 2186">
            <text:p/>
          </draw:connector>
          <draw:connector draw:style-name="gr14" draw:text-style-name="P6" draw:layer="layout" svg:x1="35.032cm" svg:y1="12.787cm" svg:x2="30.408cm" svg:y2="13.7cm" draw:start-shape="id3" draw:start-glue-point="4" draw:end-shape="id10" draw:end-glue-point="2" svg:d="M35032 12787h-594v1414h-4030v-501" svg:viewBox="0 0 4625 1415">
            <text:p/>
          </draw:connector>
          <draw:connector draw:style-name="gr14" draw:text-style-name="P6" draw:layer="layout" svg:x1="35.031cm" svg:y1="22.724cm" svg:x2="32.618cm" svg:y2="23.708cm" draw:start-shape="id5" draw:start-glue-point="3" draw:end-shape="id11" draw:end-glue-point="1" svg:d="M35031 22724h-1207v984h-1206" svg:viewBox="0 0 2414 985">
            <text:p/>
          </draw:connector>
          <draw:custom-shape draw:style-name="gr17" draw:text-style-name="P9" xml:id="id10" draw:id="id10" draw:layer="layout" svg:width="6.969cm" svg:height="2.032cm" svg:x="26.924cm" svg:y="11.668cm">
            <text:p text:style-name="P1">CAN device interfac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6" draw:layer="layout" svg:x1="34.783cm" svg:y1="8.873cm" svg:x2="25.887cm" svg:y2="22.946cm" draw:start-shape="id2" draw:start-glue-point="5" draw:end-shape="id12" draw:end-glue-point="3" svg:d="M34783 8873h-9398v14073h502" svg:viewBox="0 0 9399 14074">
            <text:p/>
          </draw:connector>
          <draw:frame draw:style-name="gr18" draw:text-style-name="P8" draw:layer="layout" svg:width="6.35cm" svg:height="2.768cm" svg:x="25.765cm" svg:y="16.24cm">
            <draw:text-box>
              <text:p>Create new coroutin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1.168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7:44:37.183846856</meta:creation-date>
    <dc:date>2015-07-24T21:00:29.693131687</dc:date>
    <meta:editing-duration>PT43M46S</meta:editing-duration>
    <meta:editing-cycles>11</meta:editing-cycles>
    <meta:generator>LibreOffice/4.4.4.3$Linux_X86_64 LibreOffice_project/40m0$Build-3</meta:generator>
    <meta:document-statistic meta:object-count="34"/>
  </office:meta>
</office:document-meta>
</file>